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TiMES" svg:font-family="TiMES" style:font-family-generic="roman"/>
    <style:font-face style:name="Times" svg:font-family="Times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justify" style:justify-single-word="false"/>
      <style:text-properties style:font-name="TiMES" fo:font-size="12pt" officeooo:rsid="0015b396" officeooo:paragraph-rsid="0015b396" style:font-size-asian="12pt" style:font-size-complex="12pt"/>
    </style:style>
    <style:style style:name="P2" style:family="paragraph" style:parent-style-name="Preformatted_20_Text">
      <style:paragraph-properties fo:line-height="150%" fo:text-align="justify" style:justify-single-word="false"/>
      <style:text-properties style:font-name="TiMES" fo:font-size="12pt" officeooo:rsid="00143aa2" officeooo:paragraph-rsid="001755f1" style:font-size-asian="12pt" style:font-size-complex="12pt"/>
    </style:style>
    <style:style style:name="P3" style:family="paragraph" style:parent-style-name="Preformatted_20_Text">
      <style:paragraph-properties fo:line-height="150%" fo:text-align="justify" style:justify-single-word="false"/>
      <style:text-properties style:font-name="TiMES" fo:font-size="12pt" officeooo:rsid="00143aa2" officeooo:paragraph-rsid="00143aa2" style:font-size-asian="12pt" style:font-size-complex="12pt"/>
    </style:style>
    <style:style style:name="P4" style:family="paragraph" style:parent-style-name="Preformatted_20_Text">
      <style:paragraph-properties fo:line-height="150%" fo:text-align="justify" style:justify-single-word="false"/>
      <style:text-properties style:font-name="TiMES" fo:font-size="12pt" officeooo:rsid="001755f1" officeooo:paragraph-rsid="001755f1" style:font-size-asian="12pt" style:font-size-complex="12pt"/>
    </style:style>
    <style:style style:name="P5" style:family="paragraph" style:parent-style-name="Text_20_body">
      <style:text-properties style:font-name="TiMES" fo:font-weight="bold" officeooo:rsid="002a4ae7" officeooo:paragraph-rsid="002a4ae7" style:font-weight-asian="bold" style:font-weight-complex="bold"/>
    </style:style>
    <style:style style:name="P6" style:family="paragraph" style:parent-style-name="Text_20_body">
      <style:text-properties style:font-name="TiMES" fo:font-size="9pt" fo:font-weight="normal" officeooo:rsid="002c5fdc" officeooo:paragraph-rsid="002c5fdc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line-height="100%"/>
      <style:text-properties style:font-name="TiMES" fo:font-size="9pt" fo:font-weight="normal" officeooo:rsid="002c5fdc" officeooo:paragraph-rsid="002c5fdc" style:font-size-asian="9pt" style:font-weight-asian="normal" style:font-size-complex="9pt" style:font-weight-complex="normal"/>
    </style:style>
    <style:style style:name="P8" style:family="paragraph" style:parent-style-name="Text_20_body">
      <style:text-properties style:font-name="TiMES" fo:font-size="9pt" style:font-size-asian="7.84999990463257pt" style:font-size-complex="9pt"/>
    </style:style>
    <style:style style:name="P9" style:family="paragraph" style:parent-style-name="Preformatted_20_Text">
      <style:paragraph-properties fo:line-height="100%" fo:text-align="justify" style:justify-single-word="false"/>
      <style:text-properties style:font-name="TiMES" fo:font-size="12pt" officeooo:rsid="001b1523" officeooo:paragraph-rsid="001b1523" style:font-size-asian="12pt" style:font-size-complex="12pt"/>
    </style:style>
    <style:style style:name="P10" style:family="paragraph" style:parent-style-name="Preformatted_20_Text">
      <style:paragraph-properties fo:line-height="150%" fo:text-align="justify" style:justify-single-word="false"/>
      <style:text-properties style:font-name="TiMES" fo:font-size="12pt" officeooo:rsid="001fdffd" officeooo:paragraph-rsid="001fdffd" style:font-size-asian="12pt" style:font-size-complex="12pt"/>
    </style:style>
    <style:style style:name="P11" style:family="paragraph" style:parent-style-name="Preformatted_20_Text">
      <style:paragraph-properties fo:line-height="150%" fo:text-align="justify" style:justify-single-word="false"/>
      <style:text-properties style:font-name="TiMES" fo:font-size="12pt" officeooo:rsid="0015b396" officeooo:paragraph-rsid="0015b396" style:font-size-asian="12pt" style:font-size-complex="12pt"/>
    </style:style>
    <style:style style:name="P12" style:family="paragraph" style:parent-style-name="Preformatted_20_Text">
      <style:paragraph-properties fo:line-height="150%" fo:text-align="justify" style:justify-single-word="false"/>
      <style:text-properties style:font-name="TiMES" fo:font-size="12pt" officeooo:rsid="003b52eb" officeooo:paragraph-rsid="003b52eb" style:font-size-asian="12pt" style:font-size-complex="12pt"/>
    </style:style>
    <style:style style:name="P13" style:family="paragraph" style:parent-style-name="Preformatted_20_Text">
      <style:paragraph-properties fo:line-height="150%" fo:text-align="justify" style:justify-single-word="false"/>
      <style:text-properties style:font-name="TiMES" fo:font-size="12pt" officeooo:rsid="003c3cc2" officeooo:paragraph-rsid="003c3cc2" style:font-size-asian="12pt" style:font-size-complex="12pt"/>
    </style:style>
    <style:style style:name="P14" style:family="paragraph" style:parent-style-name="Preformatted_20_Text">
      <style:paragraph-properties fo:line-height="150%" fo:text-align="justify" style:justify-single-word="false"/>
      <style:text-properties style:font-name="TiMES" fo:font-size="12pt" officeooo:rsid="003dd9f9" officeooo:paragraph-rsid="003dd9f9" style:font-size-asian="12pt" style:font-size-complex="12pt"/>
    </style:style>
    <style:style style:name="P15" style:family="paragraph" style:parent-style-name="Preformatted_20_Text">
      <style:paragraph-properties fo:line-height="100%" fo:text-align="justify" style:justify-single-word="false"/>
      <style:text-properties style:font-name="TiMES" fo:font-size="12pt" fo:font-weight="bold" officeooo:rsid="001937f4" officeooo:paragraph-rsid="001937f4" style:font-size-asian="12pt" style:font-weight-asian="bold" style:font-size-complex="12pt" style:font-weight-complex="bold"/>
    </style:style>
    <style:style style:name="P16" style:family="paragraph" style:parent-style-name="Preformatted_20_Text">
      <style:paragraph-properties fo:line-height="100%" fo:text-align="justify" style:justify-single-word="false"/>
      <style:text-properties style:font-name="TiMES" fo:font-size="9pt" officeooo:rsid="002f4a27" officeooo:paragraph-rsid="002f4a27" style:font-size-asian="7.84999990463257pt" style:font-size-complex="9pt"/>
    </style:style>
    <style:style style:name="P17" style:family="paragraph" style:parent-style-name="Preformatted_20_Text">
      <style:paragraph-properties fo:line-height="100%" fo:text-align="justify" style:justify-single-word="false"/>
      <style:text-properties style:font-name="TiMES" fo:font-size="9pt" fo:font-weight="normal" officeooo:rsid="0032534f" officeooo:paragraph-rsid="0032534f" style:font-size-asian="7.84999990463257pt" style:font-weight-asian="normal" style:font-size-complex="9pt" style:font-weight-complex="normal"/>
    </style:style>
    <style:style style:name="T1" style:family="text">
      <style:text-properties officeooo:rsid="00143aa2"/>
    </style:style>
    <style:style style:name="T2" style:family="text">
      <style:text-properties officeooo:rsid="00149e38"/>
    </style:style>
    <style:style style:name="T3" style:family="text">
      <style:text-properties officeooo:rsid="001755f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officeooo:rsid="001a22a0"/>
    </style:style>
    <style:style style:name="T7" style:family="text">
      <style:text-properties officeooo:rsid="001b1523"/>
    </style:style>
    <style:style style:name="T8" style:family="text">
      <style:text-properties officeooo:rsid="002036fc"/>
    </style:style>
    <style:style style:name="T9" style:family="text">
      <style:text-properties officeooo:rsid="00220afd"/>
    </style:style>
    <style:style style:name="T10" style:family="text">
      <style:text-properties officeooo:rsid="0022b4a1"/>
    </style:style>
    <style:style style:name="T11" style:family="text">
      <style:text-properties officeooo:rsid="00249a24"/>
    </style:style>
    <style:style style:name="T12" style:family="text">
      <style:text-properties officeooo:rsid="00266230"/>
    </style:style>
    <style:style style:name="T13" style:family="text">
      <style:text-properties officeooo:rsid="00267af0"/>
    </style:style>
    <style:style style:name="T14" style:family="text">
      <style:text-properties fo:font-style="normal" style:text-underline-style="none" officeooo:rsid="00267af0" style:font-style-asian="normal" style:font-style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2c1d10"/>
    </style:style>
    <style:style style:name="T17" style:family="text">
      <style:text-properties officeooo:rsid="0038a000"/>
    </style:style>
    <style:style style:name="T18" style:family="text">
      <style:text-properties officeooo:rsid="003ca6b9"/>
    </style:style>
    <style:style style:name="T19" style:family="text">
      <style:text-properties officeooo:rsid="003cd3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- Projeto de Pesquisa de EDA – Parte <text:span text:style-name="T1">2</text:span></text:p>
      <text:p text:style-name="P1"/>
      <text:p text:style-name="P1">Alunos:</text:p>
      <text:p text:style-name="P1"/>
      <text:p text:style-name="P1">-João Lucas Sousa Reis <text:s text:c="3"/>/160009758</text:p>
      <text:p text:style-name="P1">-João Vítor Morandi Lemos /160010195</text:p>
      <text:p text:style-name="P1">-Luciano dos Santos Silva /160013321</text:p>
      <text:p text:style-name="P1"/>
      <text:p text:style-name="P1">Professor: Fernando W<text:span text:style-name="T1">illian</text:span> Cruz</text:p>
      <text:p text:style-name="P1">Disciplina: Estrutura de Dados e Algoritmos</text:p>
      <text:p text:style-name="P1"/>
      <text:p text:style-name="P1">I) Objetivos do projeto</text:p>
      <text:p text:style-name="P1"/>
      <text:p text:style-name="P1">O <text:span text:style-name="T1">Segundo</text:span> Projeto de pesquisa da disciplina de Estruturas de Dados e Algoritmos da FGA(Faculdade do Gama)-UNB foi <text:span text:style-name="T1">fazer um comparador de desempenho de estruturas de dados.</text:span></text:p>
      <text:p text:style-name="P2">O programa deve verificar e analisar textos em linguagem natural e destacar erros de ortografia. Como uma espécie de dicionário, o programa de<text:span text:style-name="T2">ve</text:span> encontrar se uma palavra está errada ou não, bastaria verificar se a palavra existe ou não no dicionário. Computacionalmente, o problema de verificar ortografia pode ser custoso, uma vez que existem milhares de palavras em um idioma e, </text:p>
      <text:p text:style-name="P2">para um texto com 100 palavras, são necessárias até 100 consultas no dicionário.</text:p>
      <text:p text:style-name="P4">O requisito mínimo desse projeto é a implementação das 4 funções citadas usando árvores, hash</text:p>
      <text:p text:style-name="P4">tables <text:span text:style-name="T12">e uma outra estrutura de performance</text:span>. Nesse caso, os alunos devem gerar <text:span text:style-name="T13">três</text:span> versões do corretor ortográfico, uma utilizando o <text:span text:style-name="T4">hashtable,</text:span> outra <text:span text:style-name="T5">AVL </text:span><text:span text:style-name="T14">e outra livre</text:span><text:span text:style-name="T5">. </text:span><text:span text:style-name="T1">Neste projeto, é solicitado que os alunos investiguem o uso de estruturas de dados para construção</text:span></text:p>
      <text:p text:style-name="P3">de corretores ortográficos com o objetivo de entender como elas influenciam na</text:p>
      <text:p text:style-name="P3">eficiência/desempenho do programa.</text:p>
      <text:p text:style-name="P3"/>
      <text:p text:style-name="P3"/>
      <text:p text:style-name="P1"/>
      <text:p text:style-name="P1"/>
      <text:p text:style-name="P1"><text:soft-page-break/>II) Diário de atividades</text:p>
      <text:p text:style-name="P1"/>
      <text:p text:style-name="P1">Seção 1: João Vítor Morandi Lemos</text:p>
      <text:p text:style-name="P1"/>
      <text:p text:style-name="P10">23/11/2017</text:p>
      <text:p text:style-name="P10">-Criação d<text:span text:style-name="T8">e todas as funções do</text:span> código utilizando <text:span text:style-name="T10">H</text:span>ash (corretorOrtograficoHash.c). O código, porém, dá erros de colisões, em torno de 5000 palavras no arquivo de testes holmes.txt(mais de 1 milhão de palavras).</text:p>
      <text:p text:style-name="P10">25/11/2017</text:p>
      <text:p text:style-name="P10">-Criação <text:span text:style-name="T8">de todas as funções </text:span>do código utilizando AVL (corretorOrtografico.c). O código, porém, é muito lento, levando cerca de 30 minutos para compilar um arquivo mais complexo.</text:p>
      <text:p text:style-name="P10">26/11/2017</text:p>
      <text:p text:style-name="P10">-Correção do código de AVL. Agora funciona bem e com uma velocidade razoável (1 seg em arquivos maiores).</text:p>
      <text:p text:style-name="P10">29/11/2017</text:p>
      <text:p text:style-name="P10">-Correção relativa do código de hash. Agora com 2000 palavras de erro aproximado no arquivo holmes.txt </text:p>
      <text:p text:style-name="P10">-<text:span text:style-name="T8">Criação de todas as funções do código utilizando Tries, árvores de hashes (corretorOrtograficoTrie.c). O código, porém, dá segment fault em arquivos grandes, como nos livros usados nos testes, e não consegui resolver esses problemas a tempo da entrega.</text:span></text:p>
      <text:p text:style-name="P10">-<text:span text:style-name="T9">Criação da parte IV do relatório e ajuda na formatação.</text:span></text:p>
      <text:p text:style-name="P1"/>
      <text:p text:style-name="P1">Seção 2: João Lucas Sousa Reis</text:p>
      <text:p text:style-name="P1"/>
      <text:p text:style-name="P1"><text:span text:style-name="T3">25</text:span>/1<text:span text:style-name="T3">1</text:span>/2017 </text:p>
      <text:p text:style-name="P1">-Pesquisas para conhecimento do trabalho e criação de alguns códigos para testes de estudo.</text:p>
      <text:p text:style-name="P10">29/11/2017</text:p>
      <text:p text:style-name="P10">-Comentários no código <text:span text:style-name="T17">de árvore</text:span> para melhor entendimento.</text:p>
      <text:p text:style-name="P1"><text:span text:style-name="T3">29</text:span>/10/2017 </text:p>
      <text:p text:style-name="P1">-Criação e Formatação do relatório <text:span text:style-name="T3">e de slides para apresentação</text:span></text:p>
      <text:p text:style-name="P1"><text:soft-page-break/></text:p>
      <text:p text:style-name="P1">Seção 3: Luciano dos Santos</text:p>
      <text:p text:style-name="P12">29/11/2017</text:p>
      <text:p text:style-name="P12">-Pesquisas no âmbito de procurar soluções de colisões de hash e implementação das mesmas.</text:p>
      <text:p text:style-name="P1"/>
      <text:p text:style-name="P1">III) Código identado e documentado</text:p>
      <text:p text:style-name="P1"/>
      <text:p text:style-name="P15">Com Árvore AVL, <text:span text:style-name="T6">criamos funções necessárias para fazer a árvore em si, funções como a altura da árvore, implemetação da árvore e subárvores e funções para girar e equilibrar a árvore. </text:span></text:p>
      <text:p text:style-name="P15"/>
      <text:p text:style-name="P16">/* Tamanho maximo de uma palavra do dicionario */</text:p>
      <text:p text:style-name="P16">#define TAM_MAX 45</text:p>
      <text:p text:style-name="P16">#define MAX 1000000000</text:p>
      <text:p text:style-name="P16">/* dicionario default */</text:p>
      <text:p text:style-name="P16">#define NOME_DICIONARIO "dicio"</text:p>
      <text:p text:style-name="P16">/* retornos desse programa */</text:p>
      <text:p text:style-name="P16">#define SUCESSO <text:s text:c="16"/>0</text:p>
      <text:p text:style-name="P16">#define NUM_ARGS_INCORRETO <text:s text:c="5"/>1</text:p>
      <text:p text:style-name="P16">#define ARQDICIO_NAOCARREGADO <text:s text:c="2"/>2</text:p>
      <text:p text:style-name="P16">#define ARQTEXTO_ERROABERTURA <text:s text:c="2"/>3</text:p>
      <text:p text:style-name="P16">#define ARQTEXTO_ERROLEITURA <text:s text:c="3"/>4</text:p>
      <text:p text:style-name="P16">#define ERRO_DICIO_NAOCARREGADO 5</text:p>
      <text:p text:style-name="P16">struct Node{</text:p>
      <text:p text:style-name="P16"><text:s text:c="4"/>char palavra[TAM_MAX];</text:p>
      <text:p text:style-name="P16"><text:s text:c="4"/>struct Node *left;</text:p>
      <text:p text:style-name="P16"><text:s text:c="4"/>struct Node *right;</text:p>
      <text:p text:style-name="P16"><text:s text:c="4"/>int height;</text:p>
      <text:p text:style-name="P16">};</text:p>
      <text:p text:style-name="P16">// Uma função para obter o máximo de dois inteiros</text:p>
      <text:p text:style-name="P16">int max(int a, int b);</text:p>
      <text:p text:style-name="P16">// Função para obter a altura da arvore</text:p>
      <text:p text:style-name="P16">int height(struct Node *N)</text:p>
      <text:p text:style-name="P16">{</text:p>
      <text:p text:style-name="P16"><text:s text:c="4"/>if (N == NULL)</text:p>
      <text:p text:style-name="P16"><text:s text:c="8"/>return 0;</text:p>
      <text:p text:style-name="P16"><text:s text:c="4"/>return N-&gt;height;</text:p>
      <text:p text:style-name="P16">}</text:p>
      <text:p text:style-name="P16">// Uma função para obter o máximo de dois inteiros</text:p>
      <text:p text:style-name="P16">int max(int a, int b)</text:p>
      <text:p text:style-name="P16">{</text:p>
      <text:p text:style-name="P16"><text:s text:c="4"/>return (a &gt; b)? a : b;</text:p>
      <text:p text:style-name="P16">}</text:p>
      <text:p text:style-name="P16">// Função que aloca um novo nó com a chave dada</text:p>
      <text:p text:style-name="P16">struct Node* newNode(char *palavra)</text:p>
      <text:p text:style-name="P16">{</text:p>
      <text:p text:style-name="P16"><text:s text:c="4"/>struct Node* node = (struct Node*)</text:p>
      <text:p text:style-name="P16"><text:s text:c="24"/>malloc(sizeof(struct Node));</text:p>
      <text:p text:style-name="P16"><text:s text:c="4"/>strcpy(node-&gt;palavra,palavra);</text:p>
      <text:p text:style-name="P16"><text:s text:c="4"/>node-&gt;left <text:s text:c="2"/>= NULL;</text:p>
      <text:p text:style-name="P16"><text:s text:c="4"/>node-&gt;right <text:s/>= NULL;</text:p>
      <text:p text:style-name="P16"><text:soft-page-break/><text:s text:c="4"/>node-&gt;height = 1;</text:p>
      <text:p text:style-name="P16"><text:s text:c="4"/>return(node);</text:p>
      <text:p text:style-name="P16">}</text:p>
      <text:p text:style-name="P16">// função para girar corretamente a subárvore da raiz y</text:p>
      <text:p text:style-name="P16">struct Node *rightRotate(struct Node *y)</text:p>
      <text:p text:style-name="P16">{</text:p>
      <text:p text:style-name="P16"><text:s text:c="4"/>struct Node *x = y-&gt;left;</text:p>
      <text:p text:style-name="P16"><text:s text:c="4"/>struct Node *T2 = x-&gt;right;</text:p>
      <text:p text:style-name="P16"><text:s text:c="4"/>x-&gt;right = y;</text:p>
      <text:p text:style-name="P16"><text:s text:c="4"/>y-&gt;left = T2;</text:p>
      <text:p text:style-name="P16"><text:s text:c="4"/>y-&gt;height = max(height(y-&gt;left), height(y-&gt;right))+1;</text:p>
      <text:p text:style-name="P16"><text:s text:c="4"/>x-&gt;height = max(height(x-&gt;left), height(x-&gt;right))+1;</text:p>
      <text:p text:style-name="P16"><text:s text:c="4"/>return x;</text:p>
      <text:p text:style-name="P16">}</text:p>
      <text:p text:style-name="P16">// função para girar corretamente a subárvore da raiz x</text:p>
      <text:p text:style-name="P16">struct Node *leftRotate(struct Node *x)</text:p>
      <text:p text:style-name="P16">{</text:p>
      <text:p text:style-name="P16"><text:s text:c="4"/>struct Node *y = x-&gt;right;</text:p>
      <text:p text:style-name="P16"><text:s text:c="4"/>struct Node *T2 = y-&gt;left;</text:p>
      <text:p text:style-name="P16"><text:s text:c="4"/>y-&gt;left = x;</text:p>
      <text:p text:style-name="P16"><text:s text:c="4"/>x-&gt;right = T2;</text:p>
      <text:p text:style-name="P16"><text:s text:c="4"/>x-&gt;height = max(height(x-&gt;left), height(x-&gt;right))+1;</text:p>
      <text:p text:style-name="P16"><text:s text:c="4"/>y-&gt;height = max(height(y-&gt;left), height(y-&gt;right))+1;</text:p>
      <text:p text:style-name="P16"><text:s text:c="4"/>return y;</text:p>
      <text:p text:style-name="P16">}</text:p>
      <text:p text:style-name="P16">// Fator de equilíbrio do nó N</text:p>
      <text:p text:style-name="P16">int getBalance(struct Node *N)</text:p>
      <text:p text:style-name="P16">{</text:p>
      <text:p text:style-name="P16"><text:s text:c="4"/>if (N == NULL)</text:p>
      <text:p text:style-name="P16"><text:s text:c="8"/>return 0;</text:p>
      <text:p text:style-name="P16"><text:s text:c="4"/>return height(N-&gt;left) - height(N-&gt;right);</text:p>
      <text:p text:style-name="P16">}</text:p>
      <text:p text:style-name="P16">// Função recursiva para inserir a chave na subárvore com nó e retornar uma nova raiz da subárvore.</text:p>
      <text:p text:style-name="P16">struct Node* insert(struct Node* node, char *palavra){</text:p>
      <text:p text:style-name="P16"><text:s text:c="4"/>if (node == NULL)</text:p>
      <text:p text:style-name="P16"><text:s text:c="8"/>return(newNode(palavra));</text:p>
      <text:p text:style-name="P16"><text:s text:c="4"/>if (strcmp(palavra, node-&gt;palavra) &lt; 0)</text:p>
      <text:p text:style-name="P16"><text:s text:c="8"/>node-&gt;left <text:s/>= insert(node-&gt;left, palavra);</text:p>
      <text:p text:style-name="P16"><text:s text:c="4"/>else if (strcmp(palavra, node-&gt;palavra) &gt; 0)</text:p>
      <text:p text:style-name="P16"><text:s text:c="8"/>node-&gt;right = insert(node-&gt;right, palavra);</text:p>
      <text:p text:style-name="P16"><text:s text:c="4"/>else </text:p>
      <text:p text:style-name="P16"><text:s text:c="8"/>return node;</text:p>
      <text:p text:style-name="P16"><text:s text:c="4"/>node-&gt;height = 1 + max(height(node-&gt;left),</text:p>
      <text:p text:style-name="P16"><text:s text:c="27"/>height(node-&gt;right));</text:p>
      <text:p text:style-name="P16"><text:s text:c="4"/>int balance = getBalance(node);</text:p>
      <text:p text:style-name="P16"><text:s text:c="4"/>if (balance &gt; 1 &amp;&amp; strcmp(palavra, node-&gt;left-&gt;palavra) &lt; 0)</text:p>
      <text:p text:style-name="P16"><text:s text:c="8"/>return rightRotate(node);</text:p>
      <text:p text:style-name="P16"/>
      <text:p text:style-name="P16"><text:s text:c="4"/>if (balance &lt; -1 &amp;&amp; strcmp(palavra, node-&gt;right-&gt;palavra) &gt; 0)</text:p>
      <text:p text:style-name="P16"><text:s text:c="8"/>return leftRotate(node);</text:p>
      <text:p text:style-name="P16"><text:s text:c="4"/>if (balance &gt; 1 &amp;&amp; strcmp(palavra, node-&gt;left-&gt;palavra) &gt; 0)</text:p>
      <text:p text:style-name="P16"><text:s text:c="4"/>{</text:p>
      <text:p text:style-name="P16"><text:s text:c="8"/>node-&gt;left = <text:s/>leftRotate(node-&gt;left);</text:p>
      <text:p text:style-name="P16"><text:s text:c="8"/>return rightRotate(node);</text:p>
      <text:p text:style-name="P16"><text:s text:c="4"/>}</text:p>
      <text:p text:style-name="P16"><text:s text:c="4"/>if (balance &lt; -1 &amp;&amp; strcmp(palavra, node-&gt;right-&gt;palavra) &lt; 0)</text:p>
      <text:p text:style-name="P16"><text:s text:c="4"/>{</text:p>
      <text:p text:style-name="P16"><text:s text:c="8"/>node-&gt;right = rightRotate(node-&gt;right);</text:p>
      <text:p text:style-name="P16"><text:s text:c="8"/>return leftRotate(node);</text:p>
      <text:p text:style-name="P16"><text:s text:c="4"/>}</text:p>
      <text:p text:style-name="P16"><text:soft-page-break/><text:s text:c="4"/>return node;</text:p>
      <text:p text:style-name="P16">}</text:p>
      <text:p text:style-name="P16">int tem_nada(struct Node *t){</text:p>
      <text:p text:style-name="P16"><text:s text:c="2"/>return t==NULL;</text:p>
      <text:p text:style-name="P16">}</text:p>
      <text:p text:style-name="P16">struct Node *motosserra(struct Node *no){</text:p>
      <text:p text:style-name="P16"><text:s text:c="2"/>if(!tem_nada(no)){</text:p>
      <text:p text:style-name="P16"><text:s text:c="4"/>motosserra(no-&gt;left);</text:p>
      <text:p text:style-name="P16"><text:s text:c="4"/>motosserra(no-&gt;right);</text:p>
      <text:p text:style-name="P16"><text:s text:c="4"/>free(no);</text:p>
      <text:p text:style-name="P16"><text:s text:c="2"/>}</text:p>
      <text:p text:style-name="P16"><text:s text:c="2"/>return NULL;</text:p>
      <text:p text:style-name="P16">}</text:p>
      <text:p text:style-name="P16">struct Node *arvore = NULL;</text:p>
      <text:p text:style-name="P16">/* Retorna true se a palavra estah no dicionario. Do contrario, retorna false */</text:p>
      <text:p text:style-name="P16">bool conferePalavra(const char *palavra) {</text:p>
      <text:p text:style-name="P16"><text:s text:c="4"/>struct Node * atual = arvore;</text:p>
      <text:p text:style-name="P16"><text:tab/>while ( atual )</text:p>
      <text:p text:style-name="P16"><text:tab/>{</text:p>
      <text:p text:style-name="P16"><text:tab/><text:tab/>if ( strcmp(atual-&gt;palavra,palavra) &lt; 0 )</text:p>
      <text:p text:style-name="P16"><text:tab/><text:tab/><text:tab/>atual = atual-&gt;right;</text:p>
      <text:p text:style-name="P16"><text:tab/><text:tab/>else if(strcmp(atual-&gt;palavra,palavra) &gt; 0 )</text:p>
      <text:p text:style-name="P16"><text:tab/><text:tab/><text:tab/>atual = atual-&gt;left;</text:p>
      <text:p text:style-name="P16"><text:tab/><text:tab/>else</text:p>
      <text:p text:style-name="P16"><text:tab/><text:tab/><text:tab/>return true;</text:p>
      <text:p text:style-name="P16"><text:tab/>}</text:p>
      <text:p text:style-name="P16"/>
      <text:p text:style-name="P16"><text:tab/>return false;</text:p>
      <text:p text:style-name="P16">} /* fim-conferePalavra */</text:p>
      <text:p text:style-name="P16"/>
      <text:p text:style-name="P16">/* Carrega dicionario na memoria. Retorna true se sucesso; senao retorna false. */</text:p>
      <text:p text:style-name="P16">bool carregaDicionario(const char *dicionario) {</text:p>
      <text:p text:style-name="P16"><text:s text:c="2"/>if(dicionario!=NULL){</text:p>
      <text:p text:style-name="P16"><text:s text:c="4"/>int indice=0,c,i=0;</text:p>
      <text:p text:style-name="P16"><text:s text:c="4"/>char palavra[TAM_MAX+1];</text:p>
      <text:p text:style-name="P16"><text:s text:c="4"/>FILE *fd;</text:p>
      <text:p text:style-name="P16"><text:s text:c="4"/>fd = fopen(dicionario,"r");</text:p>
      <text:p text:style-name="P16"><text:s text:c="4"/>for (c = fgetc(fd); c != EOF; c = fgetc(fd)) {</text:p>
      <text:p text:style-name="P16"><text:s text:c="8"/>/* permite apenas palavras c/ caracteres alfabeticos e apostrofes */</text:p>
      <text:p text:style-name="P16"><text:s text:c="8"/>if (isalpha(c) || (c == '\'' &amp;&amp; indice &gt; 0)) {</text:p>
      <text:p text:style-name="P16"><text:s text:c="12"/>/* recupera um caracter do arquivo e coloca no vetor palavra */</text:p>
      <text:p text:style-name="P16"><text:s text:c="11"/>palavra[indice] = c;</text:p>
      <text:p text:style-name="P16"><text:s text:c="11"/>indice++;</text:p>
      <text:p text:style-name="P16"><text:s text:c="12"/>/* ignora palavras longas demais (acima de 45) */</text:p>
      <text:p text:style-name="P16"><text:s text:c="11"/>if (indice &gt; TAM_MAX) {</text:p>
      <text:p text:style-name="P16"><text:s text:c="16"/>/* nesse caso, consome o restante da palavra e "reseta" o indice */</text:p>
      <text:p text:style-name="P16"><text:s text:c="16"/>while ((c = fgetc(fd)) != EOF &amp;&amp; isalpha(c));</text:p>
      <text:p text:style-name="P16"><text:s text:c="15"/>indice = 0;</text:p>
      <text:p text:style-name="P16"><text:s text:c="11"/>} /* fim-if */</text:p>
      <text:p text:style-name="P16"><text:s text:c="8"/>} /* fim-if */</text:p>
      <text:p text:style-name="P16"><text:s text:c="8"/>/* ignora palavras que contenham numeros */</text:p>
      <text:p text:style-name="P16"><text:s text:c="7"/>else if (isdigit(c)) {</text:p>
      <text:p text:style-name="P16"><text:s text:c="12"/>/* nesse caso, consome o restante da palavra e "reseta" o indice */</text:p>
      <text:p text:style-name="P16"><text:s text:c="11"/>while ((c = fgetc(fd)) != EOF &amp;&amp; isalnum(c));</text:p>
      <text:p text:style-name="P16"><text:s text:c="12"/>indice = 0;</text:p>
      <text:p text:style-name="P16"><text:s text:c="7"/>} /* fim-if */</text:p>
      <text:p text:style-name="P16"><text:s text:c="8"/>/* encontra uma palavra completa */</text:p>
      <text:p text:style-name="P16"><text:s text:c="8"/>else if (indice &gt; 0) { /* termina a palavra corrente */</text:p>
      <text:p text:style-name="P16"><text:s text:c="12"/>palavra[indice] = '\0';</text:p>
      <text:p text:style-name="P16"><text:s text:c="12"/>arvore = insert(arvore,palavra);</text:p>
      <text:p text:style-name="P16"><text:soft-page-break/><text:s text:c="12"/>top++;</text:p>
      <text:p text:style-name="P16"><text:s text:c="12"/>i++;</text:p>
      <text:p text:style-name="P16"><text:s text:c="12"/>indice = 0;</text:p>
      <text:p text:style-name="P16"><text:s text:c="8"/>} /* fim-if */</text:p>
      <text:p text:style-name="P16"><text:s text:c="4"/>} /* fim-for */</text:p>
      <text:p text:style-name="P16"><text:s text:c="4"/>fclose(fd);</text:p>
      <text:p text:style-name="P16"><text:s text:c="4"/>return true;</text:p>
      <text:p text:style-name="P16"><text:s text:c="2"/>}</text:p>
      <text:p text:style-name="P16"><text:s text:c="4"/>else{</text:p>
      <text:p text:style-name="P16"><text:s text:c="6"/>return false;</text:p>
      <text:p text:style-name="P16"><text:s text:c="4"/>}</text:p>
      <text:p text:style-name="P16">} /* fim-carregaDicionario */</text:p>
      <text:p text:style-name="P16"/>
      <text:p text:style-name="P16">/* Retorna qtde palavras do dicionario, se carregado; senao carregado retorna zero */</text:p>
      <text:p text:style-name="P16">unsigned int contaPalavrasDic(void) {</text:p>
      <text:p text:style-name="P16"><text:s text:c="2"/>int cont =0;</text:p>
      <text:p text:style-name="P16"><text:s text:c="4"/>for(int i=0;i&lt;top;i++){</text:p>
      <text:p text:style-name="P16"><text:s text:c="6"/>cont++;</text:p>
      <text:p text:style-name="P16"><text:s text:c="4"/>}</text:p>
      <text:p text:style-name="P16"><text:s text:c="4"/>return cont;</text:p>
      <text:p text:style-name="P16">} /* fim-contaPalavrasDic */</text:p>
      <text:p text:style-name="P16"/>
      <text:p text:style-name="P16">/* Descarrega dicionario da memoria. Retorna true se ok e false se algo deu errado */</text:p>
      <text:p text:style-name="P16">bool descarregaDicionario(void) {</text:p>
      <text:p text:style-name="P16"><text:tab/>arvore = motosserra(arvore);</text:p>
      <text:p text:style-name="P16"><text:s text:c="4"/><text:tab/>return true;</text:p>
      <text:p text:style-name="P16">} /* fim-descarregaDicionario */</text:p>
      <text:p text:style-name="P16"/>
      <text:p text:style-name="P9"><text:span text:style-name="T15">O segundo código abaixo é a implementação do hash table nas funções que foram pedidas do professor, o código identado e comprimido abaixo mostra tais propriedades.</text:span></text:p>
      <text:p text:style-name="P9"><text:span text:style-name="T15"/></text:p>
      <text:p text:style-name="P17">/* Tamanho maximo de uma palavra do dicionario */</text:p>
      <text:p text:style-name="P17">#define TAM_MAX 45</text:p>
      <text:p text:style-name="P17">#define MAX 100000000</text:p>
      <text:p text:style-name="P17">/* dicionario default */</text:p>
      <text:p text:style-name="P17">#define NOME_DICIONARIO "dicio"</text:p>
      <text:p text:style-name="P17">/* retornos desse programa */</text:p>
      <text:p text:style-name="P17">#define SUCESSO <text:s text:c="16"/>0</text:p>
      <text:p text:style-name="P17">#define NUM_ARGS_INCORRETO <text:s text:c="5"/>1</text:p>
      <text:p text:style-name="P17">#define ARQDICIO_NAOCARREGADO <text:s text:c="2"/>2</text:p>
      <text:p text:style-name="P17">#define ARQTEXTO_ERROABERTURA <text:s text:c="2"/>3</text:p>
      <text:p text:style-name="P17">#define ARQTEXTO_ERROLEITURA <text:s text:c="3"/>4</text:p>
      <text:p text:style-name="P17">#define ERRO_DICIO_NAOCARREGADO 5</text:p>
      <text:p text:style-name="P17">unsigned long long int hashtable[MAX];</text:p>
      <text:p text:style-name="P17">int top=0;</text:p>
      <text:p text:style-name="P17">int hash(const char *palavra){</text:p>
      <text:p text:style-name="P17"><text:tab/><text:tab/>int i,h = palavra[0];</text:p>
      <text:p text:style-name="P17"><text:tab/><text:tab/>for(i=1;palavra[i]!='\0';i++){</text:p>
      <text:p text:style-name="P17"><text:tab/><text:tab/><text:tab/>h = (h * 251 + palavra[i])%5000000;</text:p>
      <text:p text:style-name="P17"><text:tab/><text:tab/>}</text:p>
      <text:p text:style-name="P17"><text:tab/><text:tab/>return h;</text:p>
      <text:p text:style-name="P17"><text:tab/>}</text:p>
      <text:p text:style-name="P17">/* Retorna true se a palavra estah no dicionario. Do contrario, retorna false */</text:p>
      <text:p text:style-name="P17">bool conferePalavra(const char *palavra) {</text:p>
      <text:p text:style-name="P17"><text:s text:c="4"/>if(hashtable[hash(palavra)%10000000]== 1){</text:p>
      <text:p text:style-name="P17"><text:s text:c="6"/>return true;</text:p>
      <text:p text:style-name="P17"><text:s text:c="4"/>}</text:p>
      <text:p text:style-name="P17"><text:s text:c="4"/>else{</text:p>
      <text:p text:style-name="P17"><text:s text:c="4"/>return false;</text:p>
      <text:p text:style-name="P17"><text:soft-page-break/><text:s text:c="2"/>}</text:p>
      <text:p text:style-name="P17">} /* fim-conferePalavra */</text:p>
      <text:p text:style-name="P17">/* Carrega dicionario na memoria. Retorna true se sucesso; senao retorna false. */</text:p>
      <text:p text:style-name="P17">bool carregaDicionario(const char *dicionario) {</text:p>
      <text:p text:style-name="P17"><text:s text:c="2"/>if(dicionario!=NULL){</text:p>
      <text:p text:style-name="P17"><text:s text:c="4"/>int indice=0,c,i=0;</text:p>
      <text:p text:style-name="P17"><text:s text:c="4"/>char palavra[TAM_MAX+1];</text:p>
      <text:p text:style-name="P17"><text:s text:c="4"/>FILE *fd;</text:p>
      <text:p text:style-name="P17"><text:s text:c="4"/>fd = fopen(dicionario,"r");</text:p>
      <text:p text:style-name="P17"><text:s text:c="4"/>for (c = fgetc(fd); c != EOF; c = fgetc(fd)) {</text:p>
      <text:p text:style-name="P17"><text:s text:c="8"/>/* permite apenas palavras c/ caracteres alfabeticos e apostrofes */</text:p>
      <text:p text:style-name="P17"><text:s text:c="8"/>if (isalpha(c) || (c == '\'' &amp;&amp; indice &gt; 0)) {</text:p>
      <text:p text:style-name="P17"><text:s text:c="12"/>/* recupera um caracter do arquivo e coloca no vetor palavra */</text:p>
      <text:p text:style-name="P17"><text:s text:c="11"/>palavra[indice] = c;</text:p>
      <text:p text:style-name="P17"><text:s text:c="11"/>indice++;</text:p>
      <text:p text:style-name="P17"><text:s text:c="12"/>/* ignora palavras longas demais (acima de 45) */</text:p>
      <text:p text:style-name="P17"><text:s text:c="11"/>if (indice &gt; TAM_MAX) {</text:p>
      <text:p text:style-name="P17"><text:s text:c="16"/>/* nesse caso, consome o restante da palavra e "reseta" o indice */</text:p>
      <text:p text:style-name="P17"><text:s text:c="16"/>while ((c = fgetc(fd)) != EOF &amp;&amp; isalpha(c));</text:p>
      <text:p text:style-name="P17"><text:s text:c="15"/>indice = 0;</text:p>
      <text:p text:style-name="P17"><text:s text:c="11"/>} /* fim-if */</text:p>
      <text:p text:style-name="P17"><text:s text:c="8"/>} /* fim-if */</text:p>
      <text:p text:style-name="P17"><text:s text:c="8"/>/* ignora palavras que contenham numeros */</text:p>
      <text:p text:style-name="P17"><text:s text:c="7"/>else if (isdigit(c)) {</text:p>
      <text:p text:style-name="P17"><text:s text:c="12"/>/* nesse caso, consome o restante da palavra e "reseta" o indice */</text:p>
      <text:p text:style-name="P17"><text:s text:c="11"/>while ((c = fgetc(fd)) != EOF &amp;&amp; isalnum(c));</text:p>
      <text:p text:style-name="P17"><text:s text:c="12"/>indice = 0;</text:p>
      <text:p text:style-name="P17"><text:s text:c="7"/>} /* fim-if */</text:p>
      <text:p text:style-name="P17"><text:s text:c="8"/>/* encontra uma palavra completa */</text:p>
      <text:p text:style-name="P17"><text:s text:c="8"/>else if (indice &gt; 0) { /* termina a palavra corrente */</text:p>
      <text:p text:style-name="P17"><text:s text:c="12"/>palavra[indice] = '\0';</text:p>
      <text:p text:style-name="P17"><text:s text:c="12"/>hashtable[hash(palavra)%10000000]=1;</text:p>
      <text:p text:style-name="P17"><text:s text:c="12"/>top++;</text:p>
      <text:p text:style-name="P17"><text:s text:c="12"/>i++;</text:p>
      <text:p text:style-name="P17"><text:s text:c="12"/>indice = 0;</text:p>
      <text:p text:style-name="P17"><text:s text:c="8"/>} /* fim-if */</text:p>
      <text:p text:style-name="P17"><text:s text:c="4"/>} /* fim-for */</text:p>
      <text:p text:style-name="P17"><text:s text:c="4"/>fclose(fd);</text:p>
      <text:p text:style-name="P17"><text:s text:c="4"/>return true;</text:p>
      <text:p text:style-name="P17"><text:s text:c="2"/>}</text:p>
      <text:p text:style-name="P17"><text:s text:c="4"/>else{</text:p>
      <text:p text:style-name="P17"><text:s text:c="6"/>return false;</text:p>
      <text:p text:style-name="P17"><text:s text:c="4"/>}</text:p>
      <text:p text:style-name="P17">} /* fim-carregaDicionario */</text:p>
      <text:p text:style-name="P17"/>
      <text:p text:style-name="P17">/* Retorna qtde palavras do dicionario, se carregado; senao carregado retorna zero */</text:p>
      <text:p text:style-name="P17">unsigned int contaPalavrasDic(void) {</text:p>
      <text:p text:style-name="P17"><text:s text:c="2"/>int cont =0;</text:p>
      <text:p text:style-name="P17"><text:s text:c="4"/>for(int i=0;i&lt;top;i++){</text:p>
      <text:p text:style-name="P17"><text:s text:c="6"/>cont++;</text:p>
      <text:p text:style-name="P17"><text:s text:c="4"/>}</text:p>
      <text:p text:style-name="P17"><text:s text:c="4"/>return cont;</text:p>
      <text:p text:style-name="P17">} /* fim-contaPalavrasDic */</text:p>
      <text:p text:style-name="P17">/* Descarrega dicionario da memoria. Retorna true se ok e false se algo deu errado */</text:p>
      <text:p text:style-name="P17">bool descarregaDicionario(void) {</text:p>
      <text:p text:style-name="P17"><text:s text:c="2"/>for(int i=0;i&lt;top;i++){</text:p>
      <text:p text:style-name="P17"><text:s text:c="4"/>hashtable[i]= 0;</text:p>
      <text:p text:style-name="P17"><text:s text:c="2"/>}</text:p>
      <text:p text:style-name="P17"><text:s text:c="4"/>return true;</text:p>
      <text:p text:style-name="P17">} /* fim-descarregaDicionario */</text:p>
      <text:p text:style-name="P8"><text:soft-page-break/></text:p>
      <text:p text:style-name="P5">Em nosso terceiro código utilizamos tries, que são árvores de hashes. Utilizamos esse tipo tipo de estrutura pelo fato de serem mais eficientes para realizar <text:span text:style-name="T16">a tarefa designada.</text:span></text:p>
      <text:p text:style-name="P7">int top =0;</text:p>
      <text:p text:style-name="P7">struct Trie</text:p>
      <text:p text:style-name="P7">{</text:p>
      <text:p text:style-name="P7"><text:tab/>int isLeaf;</text:p>
      <text:p text:style-name="P7"><text:tab/>struct Trie* character[CHAR_SIZE];</text:p>
      <text:p text:style-name="P7">};</text:p>
      <text:p text:style-name="P7"/>
      <text:p text:style-name="P7">struct Trie* getNewTrieNode(){</text:p>
      <text:p text:style-name="P7"><text:tab/>struct Trie* node = (struct Trie*)malloc(sizeof(struct Trie));</text:p>
      <text:p text:style-name="P7"><text:tab/>node-&gt;isLeaf = 0;</text:p>
      <text:p text:style-name="P7"><text:tab/>for (int i = 0; i &lt; CHAR_SIZE; i++){</text:p>
      <text:p text:style-name="P7"><text:tab/><text:tab/>node-&gt;character[i] = NULL;</text:p>
      <text:p text:style-name="P7">}</text:p>
      <text:p text:style-name="P7"><text:tab/>return node;</text:p>
      <text:p text:style-name="P7">}</text:p>
      <text:p text:style-name="P7">void insert(struct Trie* head,const char* str)</text:p>
      <text:p text:style-name="P7">{</text:p>
      <text:p text:style-name="P7"><text:tab/>struct Trie* curr = head;</text:p>
      <text:p text:style-name="P7"><text:tab/>while (*str){</text:p>
      <text:p text:style-name="P7"><text:tab/><text:tab/>if (curr-&gt;character[*str - 'a'] == NULL){</text:p>
      <text:p text:style-name="P7"><text:tab/><text:tab/><text:tab/>curr-&gt;character[*str - 'a'] = getNewTrieNode();</text:p>
      <text:p text:style-name="P7"><text:s text:c="4"/>}</text:p>
      <text:p text:style-name="P7"><text:tab/><text:tab/>curr = curr-&gt;character[*str - 'a'];</text:p>
      <text:p text:style-name="P7"><text:tab/><text:tab/>str++;</text:p>
      <text:p text:style-name="P7"><text:tab/>}</text:p>
      <text:p text:style-name="P7"><text:tab/>curr-&gt;isLeaf = 1;</text:p>
      <text:p text:style-name="P7">}</text:p>
      <text:p text:style-name="P7">int search(struct Trie* head,const char* str){</text:p>
      <text:p text:style-name="P7"><text:tab/>if (head == NULL){</text:p>
      <text:p text:style-name="P7"><text:tab/><text:tab/>return 0;</text:p>
      <text:p text:style-name="P7"><text:s text:c="2"/>}</text:p>
      <text:p text:style-name="P7"><text:tab/>struct Trie* curr = head;</text:p>
      <text:p text:style-name="P7"><text:tab/>while (*str){</text:p>
      <text:p text:style-name="P7"><text:tab/><text:tab/>curr = curr-&gt;character[*str - 'a'];</text:p>
      <text:p text:style-name="P7"><text:soft-page-break/><text:tab/><text:tab/>if (curr == NULL){</text:p>
      <text:p text:style-name="P7"><text:tab/><text:tab/><text:tab/>return 0;</text:p>
      <text:p text:style-name="P7">}</text:p>
      <text:p text:style-name="P7"><text:tab/><text:tab/>str++;</text:p>
      <text:p text:style-name="P7"><text:tab/>}</text:p>
      <text:p text:style-name="P7"><text:tab/>return curr-&gt;isLeaf;</text:p>
      <text:p text:style-name="P7">}</text:p>
      <text:p text:style-name="P7">struct Trie* head;</text:p>
      <text:p text:style-name="P7">/* Retorna true se a palavra estah no dicionario. Do contrario, retorna false */</text:p>
      <text:p text:style-name="P7">bool conferePalavra(const char *palavra) {</text:p>
      <text:p text:style-name="P7"><text:s text:c="4"/>if(search(head,palavra)==1){</text:p>
      <text:p text:style-name="P7"><text:s text:c="6"/>return true;</text:p>
      <text:p text:style-name="P7"><text:s text:c="4"/>}</text:p>
      <text:p text:style-name="P7"><text:s text:c="4"/>else{</text:p>
      <text:p text:style-name="P7"><text:s text:c="4"/>return false;</text:p>
      <text:p text:style-name="P7"><text:s text:c="2"/>}</text:p>
      <text:p text:style-name="P7">} /* fim-conferePalavra */</text:p>
      <text:p text:style-name="P7">/* Carrega dicionario na memoria. Retorna true se sucesso; senao retorna false. */</text:p>
      <text:p text:style-name="P7">bool carregaDicionario(const char *dicionario) {</text:p>
      <text:p text:style-name="P7"><text:s text:c="2"/>head = getNewTrieNode();</text:p>
      <text:p text:style-name="P7"><text:s text:c="2"/>if(dicionario!=NULL){</text:p>
      <text:p text:style-name="P7"><text:s text:c="4"/>int indice=0,c,i=0;</text:p>
      <text:p text:style-name="P7"><text:s text:c="4"/>char palavra[TAM_MAX+1];</text:p>
      <text:p text:style-name="P7"><text:s text:c="4"/>FILE *fd;</text:p>
      <text:p text:style-name="P7"><text:s text:c="4"/>fd = fopen(dicionario,"r");</text:p>
      <text:p text:style-name="P7"><text:s text:c="4"/>for (c = fgetc(fd); c != EOF; c = fgetc(fd)) {</text:p>
      <text:p text:style-name="P7"><text:s text:c="8"/>/* permite apenas palavras c/ caracteres alfabeticos e apostrofes */</text:p>
      <text:p text:style-name="P7"><text:s text:c="8"/>if (isalpha(c) || (c == '\'' &amp;&amp; indice &gt; 0)) {</text:p>
      <text:p text:style-name="P7"><text:s text:c="12"/>/* recupera um caracter do arquivo e coloca no vetor palavra */</text:p>
      <text:p text:style-name="P7"><text:s text:c="11"/>palavra[indice] = c;</text:p>
      <text:p text:style-name="P7"><text:s text:c="11"/>indice++;</text:p>
      <text:p text:style-name="P7"><text:s text:c="12"/>/* ignora palavras longas demais (acima de 45) */</text:p>
      <text:p text:style-name="P7"><text:s text:c="11"/>if (indice &gt; TAM_MAX) {</text:p>
      <text:p text:style-name="P7"><text:s text:c="16"/>/* nesse caso, consome o restante da palavra e "reseta" o indice */</text:p>
      <text:p text:style-name="P7"><text:s text:c="16"/>while ((c = fgetc(fd)) != EOF &amp;&amp; isalpha(c));</text:p>
      <text:p text:style-name="P7"><text:s text:c="15"/>indice = 0;</text:p>
      <text:p text:style-name="P7"><text:s text:c="11"/>} /* fim-if */</text:p>
      <text:p text:style-name="P7"><text:s text:c="8"/>} /* fim-if */</text:p>
      <text:p text:style-name="P7"><text:soft-page-break/><text:s text:c="8"/>/* ignora palavras que contenham numeros */</text:p>
      <text:p text:style-name="P7"><text:s text:c="7"/>else if (isdigit(c)) {</text:p>
      <text:p text:style-name="P7"><text:s text:c="12"/>/* nesse caso, consome o restante da palavra e "reseta" o indice */</text:p>
      <text:p text:style-name="P7"><text:s text:c="11"/>while ((c = fgetc(fd)) != EOF &amp;&amp; isalnum(c));</text:p>
      <text:p text:style-name="P7"><text:s text:c="12"/>indice = 0;</text:p>
      <text:p text:style-name="P7"><text:s text:c="7"/>} /* fim-if */</text:p>
      <text:p text:style-name="P7"><text:s text:c="8"/>/* encontra uma palavra completa */</text:p>
      <text:p text:style-name="P7"><text:s text:c="8"/>else if (indice &gt; 0) { /* termina a palavra corrente */</text:p>
      <text:p text:style-name="P7"><text:s text:c="12"/>palavra[indice] = '\0';</text:p>
      <text:p text:style-name="P7"><text:tab/>insert(head,palavra);</text:p>
      <text:p text:style-name="P7"><text:s text:c="12"/>top++;</text:p>
      <text:p text:style-name="P7"><text:s text:c="12"/>i++;</text:p>
      <text:p text:style-name="P7"><text:s text:c="12"/>indice = 0;</text:p>
      <text:p text:style-name="P7"><text:s text:c="8"/>} /* fim-if */</text:p>
      <text:p text:style-name="P7"><text:s text:c="4"/>} /* fim-for */</text:p>
      <text:p text:style-name="P7"><text:s text:c="4"/>fclose(fd);</text:p>
      <text:p text:style-name="P7"><text:s text:c="4"/>return true;</text:p>
      <text:p text:style-name="P7"><text:s text:c="2"/>}</text:p>
      <text:p text:style-name="P7"><text:s text:c="4"/>else{</text:p>
      <text:p text:style-name="P7"><text:s text:c="6"/>return false;</text:p>
      <text:p text:style-name="P7"><text:s text:c="4"/>}</text:p>
      <text:p text:style-name="P7">} /* fim-carregaDicionario */</text:p>
      <text:p text:style-name="P7">/* Retorna qtde palavras do dicionario, se carregado; senao carregado retorna zero */</text:p>
      <text:p text:style-name="P7">unsigned int contaPalavrasDic(void) {</text:p>
      <text:p text:style-name="P7"><text:s text:c="2"/>int cont =0;</text:p>
      <text:p text:style-name="P7"><text:s text:c="4"/>for(int i=0;i&lt;top;i++){</text:p>
      <text:p text:style-name="P7"><text:s text:c="6"/>cont++;</text:p>
      <text:p text:style-name="P7"><text:s text:c="4"/>}</text:p>
      <text:p text:style-name="P7"><text:s text:c="4"/>return cont;</text:p>
      <text:p text:style-name="P7">} /* fim-contaPalavrasDic */</text:p>
      <text:p text:style-name="P7"/>
      <text:p text:style-name="P7"/>
      <text:p text:style-name="P7">/* Descarrega dicionario da memoria. Retorna true se ok e false se algo deu errado */</text:p>
      <text:p text:style-name="P7">bool descarregaDicionario(void) {</text:p>
      <text:p text:style-name="P7"><text:s text:c="4"/>return true;</text:p>
      <text:p text:style-name="P7">} /* fim-descarregaDicionario */</text:p>
      <text:p text:style-name="P6"/>
      <text:p text:style-name="P1"/>
      <text:p text:style-name="P1"><text:soft-page-break/></text:p>
      <text:p text:style-name="P1">IV) Análise</text:p>
      <text:p text:style-name="P1"/>
      <text:p text:style-name="P1">Grau de falhas: </text:p>
      <text:p text:style-name="P13">-Código 1(AVL): fizemos diversos testes e ele funcionou perfeitamente em todos. Funciona em velocidade razoável. Ex: alice.txt (0.12 seg) (palavras erradas: 4383).</text:p>
      <text:p text:style-name="P13">-Código 2(hash): apresenta colisões, poucas, mas apresenta. Mais rápido que o código de árvores.</text:p>
      <text:p text:style-name="P13">Ex: <text:span text:style-name="T18">alice.txt(0,05)(palavras erradas: 4342).</text:span></text:p>
      <text:p text:style-name="P13">-<text:span text:style-name="T18">Código 3(tries): não funciona com arquivos grandes como os de testes. Função descarregaDicionario não foi implementada.</text:span></text:p>
      <text:p text:style-name="P13"/>
      <text:p text:style-name="P1">Limitação da solução: </text:p>
      <text:p text:style-name="P1"/>
      <text:p text:style-name="P1">-<text:span text:style-name="T19">Os códigos deixam a desejar no quesito desempenho, apenas do código de árvore funcionar com maestria no quesito de perfeição, ou seja, sem erros.</text:span></text:p>
      <text:p text:style-name="P1">Melhorias possíveis:</text:p>
      <text:p text:style-name="P1"/>
      <text:p text:style-name="P14">Se conseguíssemos implementar a função descarregaDicionario poderíamos ter feito ele ser o mais rápido dos nossos 3 códigos. Além disso, uma correção necessária é a de colisões no código de hash.</text:p>
      <text:p text:style-name="P14"/>
      <text:p text:style-name="P14"/>
      <text:p text:style-name="P1">V) Opinião pessoal</text:p>
      <text:p text:style-name="P1"/>
      <text:p text:style-name="P1">Seção 1 – João Vítor Morandi Lemos</text:p>
      <text:p text:style-name="P1"/>
      <text:p text:style-name="P1"><text:tab/><text:span text:style-name="T11">Esse projeto me ensinou muito, tanto na questão do conteúdo, pois aprendi a utilizar hashs, árvores e tries em problemas reais como esse, quanto também na questão do trabalho em equipe, que por vezes pode ser muito estressante e maçante, pois lidar com os companheiros de equipe por vezes pode ser tão(ou mais) difícil que o projeto em si.</text:span></text:p>
      <text:p text:style-name="P1"><text:soft-page-break/></text:p>
      <text:p text:style-name="P1">Seção 2 – João Lucas Sousa Reis</text:p>
      <text:p text:style-name="P1"/>
      <text:p text:style-name="P1"><text:tab/>A prática do exercício trouxe um trabalho em equipe focado em ajuda de todo grupo e na ajuda de discussões para futuros projetos de equipe. <text:span text:style-name="T7">Tal trabalho mostra quem somos e como iremos conviver em outras disciplinas da Universidade.</text:span> O projeto proporcionou <text:span text:style-name="T7">novamente um </text:span><text:s/>desafio para o grupo, <text:span text:style-name="T7">um</text:span> desafio <text:span text:style-name="T7">com estresses, brigas e discussões, mas o que se torna normal em grupos de trabalho de qualquer disciplina. O trabalho tornou possível ver o grau de companherismo dos membros e que futuramente, o que esperamos, estejamos rindo de situação como foi esse trabalho. </text:span></text:p>
      <text:p text:style-name="P1"/>
      <text:p text:style-name="P1">Seção 3 – Luciano dos Santos Silva</text:p>
      <text:p text:style-name="P1"/>
      <text:p text:style-name="P1"><text:tab/><text:span text:style-name="T11">Não foi um projeto fácil de ser realizado pela complexidade do código e pela falta de experiências em projetos desse tipo. E tem um grau de importância altíssimo para o aprendizado das estruturas e algoritmos envolvidos no trabalh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TiMES" svg:font-family="TiMES" style:font-family-generic="roman"/>
    <style:font-face style:name="Times" svg:font-family="Times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1:16:51.861320231</meta:creation-date>
    <dc:date>2017-11-29T23:56:03.487848213</dc:date>
    <meta:editing-duration>PT1H4M13S</meta:editing-duration>
    <meta:editing-cycles>38</meta:editing-cycles>
    <meta:generator>LibreOffice/5.1.6.2$Linux_X86_64 LibreOffice_project/10m0$Build-2</meta:generator>
    <meta:document-statistic meta:table-count="0" meta:image-count="0" meta:object-count="0" meta:page-count="12" meta:paragraph-count="432" meta:word-count="2371" meta:character-count="16479" meta:non-whitespace-character-count="12927"/>
  </office:meta>
</office:document-meta>
</file>